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3722in" table:align="left"/>
    </style:style>
    <style:style style:name="Table1.A" style:family="table-column">
      <style:table-column-properties style:column-width="0.5535in"/>
    </style:style>
    <style:style style:name="Table1.B" style:family="table-column">
      <style:table-column-properties style:column-width="2.1993in"/>
    </style:style>
    <style:style style:name="Table1.C" style:family="table-column">
      <style:table-column-properties style:column-width="2.619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722in" table:align="left"/>
    </style:style>
    <style:style style:name="Table2.A" style:family="table-column">
      <style:table-column-properties style:column-width="0.5535in"/>
    </style:style>
    <style:style style:name="Table2.B" style:family="table-column">
      <style:table-column-properties style:column-width="2.1993in"/>
    </style:style>
    <style:style style:name="Table2.C" style:family="table-column">
      <style:table-column-properties style:column-width="2.6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06in"/>
    </style:style>
    <style:style style:name="P1" style:family="paragraph" style:parent-style-name="Standard">
      <style:text-properties officeooo:paragraph-rsid="0032e34f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105e82" officeooo:paragraph-rsid="00105e82" fo:background-color="transparent" style:font-size-asian="10pt" style:font-size-complex="10pt"/>
    </style:style>
    <style:style style:name="P3" style:family="paragraph" style:parent-style-name="Table_20_Contents">
      <style:text-properties fo:font-size="10pt" officeooo:rsid="006255cc" officeooo:paragraph-rsid="006255cc" fo:background-color="transparen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6255cc" officeooo:paragraph-rsid="006255cc" fo:background-color="transparent" style:font-size-asian="10pt" style:font-size-complex="10pt"/>
    </style:style>
    <style:style style:name="P5" style:family="paragraph" style:parent-style-name="Standard">
      <style:text-properties officeooo:rsid="00660b26" officeooo:paragraph-rsid="00660b26"/>
    </style:style>
    <style:style style:name="P6" style:family="paragraph" style:parent-style-name="Standard">
      <style:text-properties officeooo:rsid="0066a9aa" officeooo:paragraph-rsid="0066a9aa"/>
    </style:style>
    <style:style style:name="P7" style:family="paragraph" style:parent-style-name="Standard">
      <style:text-properties officeooo:rsid="0066a9aa" officeooo:paragraph-rsid="0068c967"/>
    </style:style>
    <style:style style:name="P8" style:family="paragraph" style:parent-style-name="Standard">
      <style:text-properties officeooo:paragraph-rsid="0068c967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05e82" officeooo:paragraph-rsid="0068c967" fo:background-color="transparen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6255cc" officeooo:paragraph-rsid="0068c967" fo:background-color="transparent" style:font-size-asian="10pt" style:font-size-complex="10pt"/>
    </style:style>
    <style:style style:name="P11" style:family="paragraph" style:parent-style-name="Table_20_Contents">
      <style:text-properties fo:font-size="10pt" officeooo:rsid="006255cc" officeooo:paragraph-rsid="0068c967" fo:background-color="transparen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68c967" officeooo:paragraph-rsid="0068c967" fo:background-color="transparen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officeooo:rsid="0069e6b4" officeooo:paragraph-rsid="0069e6b4"/>
    </style:style>
    <style:style style:name="T1" style:family="text">
      <style:text-properties officeooo:rsid="00641450"/>
    </style:style>
    <style:style style:name="T2" style:family="text">
      <style:text-properties officeooo:rsid="00645b09"/>
    </style:style>
    <style:style style:name="T3" style:family="text">
      <style:text-properties officeooo:rsid="00646970"/>
    </style:style>
    <style:style style:name="T4" style:family="text">
      <style:text-properties officeooo:rsid="0068c967"/>
    </style:style>
    <style:style style:name="T5" style:family="text">
      <style:text-properties fo:font-size="10pt" fo:background-color="transparent" loext:char-shading-value="0" style:font-size-asian="10pt" style:font-size-complex="10pt"/>
    </style:style>
    <style:style style:name="T6" style:family="text">
      <style:text-properties fo:font-size="10pt" officeooo:rsid="0068c967" fo:background-color="transparent" loext:char-shading-value="0" style:font-size-asian="10pt" style:font-size-complex="10pt"/>
    </style:style>
    <style:style style:name="T7" style:family="text">
      <style:text-properties fo:font-size="10pt" officeooo:rsid="006255cc" fo:background-color="transparent" loext:char-shading-value="0" style:font-size-asian="10pt" style:font-size-complex="10pt"/>
    </style:style>
    <style:style style:name="T8" style:family="text">
      <style:text-properties fo:font-size="10pt" officeooo:rsid="00641450" fo:background-color="transparent" loext:char-shading-value="0" style:font-size-asian="10pt" style:font-size-complex="10pt"/>
    </style:style>
    <style:style style:name="T9" style:family="text">
      <style:text-properties fo:font-size="10pt" officeooo:rsid="00645b09" fo:background-color="transparent" loext:char-shading-value="0" style:font-size-asian="10pt" style:font-size-complex="10pt"/>
    </style:style>
    <style:style style:name="T10" style:family="text">
      <style:text-properties officeooo:rsid="0069e6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7240193496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SOM pulizia</text:p>
          </table:table-cell>
          <table:table-cell table:style-name="Table1.C1" office:value-type="string">
            <text:p text:style-name="P4">NO SOM pulizia</text:p>
          </table:table-cell>
        </table:table-row>
        <table:table-row table:style-name="TableLine94572402058320">
          <table:table-cell table:style-name="Table1.A2" office:value-type="string">
            <text:p text:style-name="P3">SGD</text:p>
          </table:table-cell>
          <table:table-cell table:style-name="Table1.A2" office:value-type="string">
            <text:p text:style-name="P4">Ross<text:span text:style-name="T1">=</text:span><text:span text:style-name="T2">94.6</text:span></text:p>
            <text:p text:style-name="P4">Hara<text:span text:style-name="T1">=</text:span><text:span text:style-name="T3">86</text:span></text:p>
          </table:table-cell>
          <table:table-cell table:style-name="Table1.C2" office:value-type="string">
            <text:p text:style-name="P4">Ross<text:span text:style-name="T1">=</text:span><text:span text:style-name="T2">95.5</text:span></text:p>
            <text:p text:style-name="P4">Hara<text:span text:style-name="T1">=</text:span><text:span text:style-name="T2">91.5</text:span></text:p>
          </table:table-cell>
        </table:table-row>
        <table:table-row table:style-name="TableLine94572402060256">
          <table:table-cell table:style-name="Table1.A2" office:value-type="string">
            <text:p text:style-name="P3">ADAM</text:p>
          </table:table-cell>
          <table:table-cell table:style-name="Table1.A2" office:value-type="string">
            <text:p text:style-name="P4">Ross<text:span text:style-name="T1">=</text:span><text:span text:style-name="T2">92</text:span></text:p>
            <text:p text:style-name="P4">Hara<text:span text:style-name="T1">=</text:span><text:span text:style-name="T2">92</text:span></text:p>
          </table:table-cell>
          <table:table-cell table:style-name="Table1.C2" office:value-type="string">
            <text:p text:style-name="P4">Ross<text:span text:style-name="T1">=</text:span><text:span text:style-name="T2">94.7</text:span></text:p>
            <text:p text:style-name="P4">Hara<text:span text:style-name="T1">=</text:span><text:span text:style-name="T2">87</text:span></text:p>
          </table:table-cell>
        </table:table-row>
      </table:table>
      <text:p text:style-name="P1"/>
      <text:p text:style-name="P5">Tutto HARA è con Dropout, Ross alcuni si altri no.</text:p>
      <text:p text:style-name="P5"/>
      <text:p text:style-name="P5"/>
      <text:p text:style-name="P6">27 Pulizia, Adam, NoDrop</text:p>
      <text:p text:style-name="P6">28 Pulizia, SGD, NoDrop</text:p>
      <text:p text:style-name="P6"><text:span text:style-name="T4">83</text:span> NoPulizia, Adam, Dropout</text:p>
      <text:p text:style-name="P6">41 NoPulizia, SGD, NoDropout</text:p>
      <text:p text:style-name="P6">52 NoPulizia, SGD, Dropout</text:p>
      <text:p text:style-name="P6">82 NoPulizia, Adam, NoDropout (potrei fare)</text:p>
      <text:p text:style-name="P6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72436159984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No Dropout</text:p>
          </table:table-cell>
          <table:table-cell table:style-name="Table2.C1" office:value-type="string">
            <text:p text:style-name="P10"><text:span text:style-name="T4">Dropout</text:span></text:p>
          </table:table-cell>
        </table:table-row>
        <table:table-row table:style-name="TableLine94572427767584">
          <table:table-cell table:style-name="Table2.A2" office:value-type="string">
            <text:p text:style-name="P11">SGD</text:p>
          </table:table-cell>
          <table:table-cell table:style-name="Table2.A2" office:value-type="string">
            <text:p text:style-name="P12">Tent 41</text:p>
            <text:p text:style-name="P12">Instance 95.85</text:p>
            <text:p text:style-name="P10">Ross<text:span text:style-name="T1">=</text:span><text:span text:style-name="T2">95.5</text:span></text:p>
          </table:table-cell>
          <table:table-cell table:style-name="Table2.C2" office:value-type="string">
            <text:p text:style-name="P10"><text:span text:style-name="T4">Tent 52</text:span></text:p>
            <text:p text:style-name="P12">Instance 97.4</text:p>
            <text:p text:style-name="P10">Ross<text:span text:style-name="T1">=</text:span><text:span text:style-name="T2">95.5</text:span></text:p>
          </table:table-cell>
        </table:table-row>
        <table:table-row table:style-name="Table2.3">
          <table:table-cell table:style-name="Table2.A2" office:value-type="string">
            <text:p text:style-name="P11">ADAM</text:p>
          </table:table-cell>
          <table:table-cell table:style-name="Table2.A2" office:value-type="string">
            <text:p text:style-name="P12">Tent 82</text:p>
            <text:p text:style-name="P12">Instance 97.9</text:p>
            <text:p text:style-name="P10">Ross<text:span text:style-name="T1">=</text:span><text:span text:style-name="T2">9</text:span><text:span text:style-name="T4">4.6</text:span></text:p>
          </table:table-cell>
          <table:table-cell table:style-name="Table2.C2" office:value-type="string">
            <text:p text:style-name="P12">Tent <text:span text:style-name="T10">83</text:span></text:p>
            <text:p text:style-name="P13"><text:span text:style-name="T6">I</text:span><text:span text:style-name="T5">nstance 97.8</text:span></text:p>
            <text:p text:style-name="P13"><text:span text:style-name="T5">Ross=94.5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3-04-24T19:05:23.670634497</dc:date>
    <meta:editing-duration>PT16H41M3S</meta:editing-duration>
    <meta:editing-cycles>61</meta:editing-cycles>
    <meta:generator>LibreOffice/6.4.7.2$Linux_X86_64 LibreOffice_project/40$Build-2</meta:generator>
    <meta:document-statistic meta:table-count="2" meta:image-count="0" meta:object-count="0" meta:page-count="1" meta:paragraph-count="35" meta:word-count="76" meta:character-count="458" meta:non-whitespace-character-count="417"/>
  </office:meta>
</office:document-meta>
</file>